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56000001D5C7D33794.png" manifest:media-type="image/png"/>
  <manifest:file-entry manifest:full-path="Pictures/10000001000005970000014319D1E6DB.png" manifest:media-type="image/png"/>
  <manifest:file-entry manifest:full-path="Pictures/100000010000074F0000038CEA18F243.png" manifest:media-type="image/png"/>
  <manifest:file-entry manifest:full-path="Pictures/10000001000004F70000023662F7F1B8.png" manifest:media-type="image/png"/>
  <manifest:file-entry manifest:full-path="Pictures/10000001000005E7000002F3FEA8C969.png" manifest:media-type="image/png"/>
  <manifest:file-entry manifest:full-path="Pictures/10000001000005DC00000271E4FD0BE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Изображение2" text:anchor-type="char" svg:x="1.577cm" svg:y="6.773cm" svg:width="11.135cm" svg:height="4.639cm" draw:z-index="0"><draw:image xlink:href="Pictures/10000001000005DC00000271E4FD0BEC.png" xlink:type="simple" xlink:show="embed" xlink:actuate="onLoad" draw:mime-type="image/png"/></draw:frame><draw:frame draw:style-name="fr3" draw:name="Изображение1" text:anchor-type="char" svg:width="13.847cm" svg:height="6.918cm" draw:z-index="1"><draw:image xlink:href="Pictures/10000001000005E7000002F3FEA8C969.png" xlink:type="simple" xlink:show="embed" xlink:actuate="onLoad" draw:mime-type="image/png"/></draw:frame><text:tab/><draw:frame draw:style-name="fr2" draw:name="Изображение3" text:anchor-type="char" svg:x="-0.185cm" svg:y="11.192cm" svg:width="17cm" svg:height="8.25cm" draw:z-index="2"><draw:image xlink:href="Pictures/100000010000074F0000038CEA18F243.png" xlink:type="simple" xlink:show="embed" xlink:actuate="onLoad" draw:mime-type="image/png"/></draw:frame><draw:frame draw:style-name="fr2" draw:name="Изображение4" text:anchor-type="char" svg:x="-0.995cm" svg:y="20.426cm" svg:width="17cm" svg:height="3.836cm" draw:z-index="3"><draw:image xlink:href="Pictures/10000001000005970000014319D1E6DB.png" xlink:type="simple" xlink:show="embed" xlink:actuate="onLoad" draw:mime-type="image/png"/></draw:frame><draw:frame draw:style-name="fr2" draw:name="Изображение5" text:anchor-type="char" svg:x="-0.185cm" svg:y="19.44cm" svg:width="17cm" svg:height="7.569cm" draw:z-index="4"><draw:image xlink:href="Pictures/10000001000004F70000023662F7F1B8.png" xlink:type="simple" xlink:show="embed" xlink:actuate="onLoad" draw:mime-type="image/png"/></draw:frame><draw:frame draw:style-name="fr1" draw:name="Изображение6" text:anchor-type="char" svg:width="17cm" svg:height="4.244cm" draw:z-index="5"><draw:image xlink:href="Pictures/1000000100000756000001D5C7D3379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5:37:26.166012283</meta:creation-date>
    <dc:date>2025-02-12T16:09:39.293783626</dc:date>
    <meta:editing-duration>PT15M15S</meta:editing-duration>
    <meta:editing-cycles>7</meta:editing-cycles>
    <meta:generator>LibreOffice/24.2.7.2$Linux_X86_64 LibreOffice_project/420$Build-2</meta:generator>
    <meta:document-statistic meta:table-count="0" meta:image-count="6" meta:object-count="0" meta:page-count="1" meta:paragraph-count="1" meta:word-count="0" meta:character-count="1" meta:non-whitespace-character-count="0"/>
  </office:meta>
</office:document-meta>
</file>